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dPublishedEvents.matchingMapped( Function &lt; T , S &gt; mapper , Predicate &lt; ? super S &gt;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ypedPublishedEvents.of( Stream &lt; T &gt;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dPublishedEven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dPublishedEvents.SimpleTypedPublishedEvents( List &lt; 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dPublishedEvents.matching( Predicate &lt; ? super T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dPublishedEvents.ofSubType( Class &lt; S &gt; sub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ypedPublishedEvent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dPublishedEvents.getFilteredEvents( Predicate &lt; ? super T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ublishedEvents.ofType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